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ab-stops>
          <style:tab-stop style:position="0.518cm"/>
        </style:tab-stops>
      </style:paragraph-properties>
    </style:style>
    <style:style style:name="P4" style:family="paragraph">
      <loext:graphic-properties draw:fill="none"/>
      <style:paragraph-properties fo:text-align="start"/>
      <style:text-properties fo:font-size="14pt" style:font-size-asian="14pt" style:font-size-complex="14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sherlock</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2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Host-only</text:span></text:p>
          </draw:text-box>
        </draw:frame>
        <draw:custom-shape draw:style-name="gr8" draw:text-style-name="P1" draw:layer="layout" svg:width="5.281cm" svg:height="2.266cm" svg:x="4.63cm" svg:y="1.275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2.092cm" svg:y="5.687cm">
          <text:p text:style-name="P2"><text:span text:style-name="T1">watson</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custom-shape draw:style-name="gr8" draw:text-style-name="P1" draw:layer="layout" svg:width="5.281cm" svg:height="2.266cm" svg:x="11.334cm" svg:y="1.159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2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10-03T15:16:57.370499352</dc:date>
    <meta:editing-duration>PT2H18M4S</meta:editing-duration>
    <meta:editing-cycles>28</meta:editing-cycles>
    <meta:generator>LibreOffice/6.4.7.2$Linux_X86_64 LibreOffice_project/40$Build-2</meta:generator>
    <meta:document-statistic meta:object-count="16"/>
  </office:meta>
</office:document-meta>
</file>